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2e80" officeooo:paragraph-rsid="001c2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like to play badminton with friends……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8:21:01.015000000</dc:date>
    <meta:editing-duration>PT26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7" meta:character-count="42" meta:non-whitespace-character-count="36"/>
  </office:meta>
</office:document-meta>
</file>